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9823008849558cm"/>
    </style:style>
    <style:style style:name="ro1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c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040" table:style-name="ce1">
            <text:p>104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591.2" table:style-name="ce1">
            <text:p>1591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340" table:style-name="ce1">
            <text:p>2340</text:p>
          </table:table-cell>
          <table:table-cell office:value-type="float" office:value="940" table:style-name="ce1">
            <text:p>94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415.23" table:style-name="ce1">
            <text:p>1415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340" table:style-name="ce1">
            <text:p>234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340" table:style-name="ce1">
            <text:p>23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200" table:style-name="ce1">
            <text:p>120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9.92" table:style-name="ce1">
            <text:p>49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340" table:style-name="ce1">
            <text:p>234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520" table:style-name="ce1">
            <text:p>5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34.78" table:style-name="ce1">
            <text:p>134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8.32" table:style-name="ce1">
            <text:p>8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5.6" table:style-name="ce1">
            <text:p>45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8.32" table:style-name="ce1">
            <text:p>8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5.6" table:style-name="ce1">
            <text:p>45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800" table:style-name="ce1">
            <text:p>80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197" table:style-name="ce1">
            <text:p>19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96" table:style-name="ce1">
            <text:p>0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990" table:style-name="ce1">
            <text:p>990</text:p>
          </table:table-cell>
          <table:table-cell office:value-type="float" office:value="840" table:style-name="ce1">
            <text:p>84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590" table:style-name="ce1">
            <text:p>59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717.91" table:style-name="ce1">
            <text:p>717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90" table:style-name="ce1">
            <text:p>99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295" table:style-name="ce1">
            <text:p>29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48.68" table:style-name="ce1">
            <text:p>148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940" table:style-name="ce1">
            <text:p>9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590" table:style-name="ce1">
            <text:p>59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78.22" table:style-name="ce1">
            <text:p>978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640" table:style-name="ce1">
            <text:p>1640</text:p>
          </table:table-cell>
          <table:table-cell office:value-type="float" office:value="980" table:style-name="ce1">
            <text:p>98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501.9" table:style-name="ce1">
            <text:p>1501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640" table:style-name="ce1">
            <text:p>16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140.52" table:style-name="ce1">
            <text:p>2140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7.31" table:style-name="ce1">
            <text:p>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510" table:style-name="ce1">
            <text:p>510</text:p>
          </table:table-cell>
          <table:table-cell office:value-type="float" office:value="290" table:style-name="ce1">
            <text:p>29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8.6" table:style-name="ce1">
            <text:p>38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510" table:style-name="ce1">
            <text:p>51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50" table:style-name="ce1">
            <text:p>5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9.66" table:style-name="ce1">
            <text:p>29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72" table:style-name="ce1">
            <text:p>0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540" table:style-name="ce1">
            <text:p>154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55.94999999999999" table:style-name="ce1">
            <text:p>155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2.88" table:style-name="ce1">
            <text:p>92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08" table:style-name="ce1">
            <text:p>1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770" table:style-name="ce1">
            <text:p>77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3.18" table:style-name="ce1">
            <text:p>13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770" table:style-name="ce1">
            <text:p>77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8600000000000003" table:style-name="ce1">
            <text:p>4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274" table:style-name="ce1">
            <text:p>2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64.32" table:style-name="ce1">
            <text:p>264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02.21" table:style-name="ce1">
            <text:p>602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29.76" table:style-name="ce1">
            <text:p>629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81" table:style-name="ce1">
            <text:p>3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620" table:style-name="ce1">
            <text:p>620</text:p>
          </table:table-cell>
          <table:table-cell office:value-type="float" office:value="290" table:style-name="ce1">
            <text:p>29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69" table:style-name="ce1">
            <text:p>6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1.28" table:style-name="ce1">
            <text:p>5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620" table:style-name="ce1">
            <text:p>62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4.54" table:style-name="ce1">
            <text:p>24.54</text:p>
          </table:table-cell>
          <table:table-cell table:number-columns-repeated="16375"/>
        </table:table-row>
        <table:table-row table:number-rows-repeated="1048543" table:style-name="ro1">
          <table:table-cell table:number-columns-repeated="16384"/>
        </table:table-row>
      </table:table>
      <table:table table:name="nc2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1040" table:style-name="ce1">
            <text:p>104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842.4" table:style-name="ce1">
            <text:p>842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340" table:style-name="ce1">
            <text:p>2340</text:p>
          </table:table-cell>
          <table:table-cell office:value-type="float" office:value="940" table:style-name="ce1">
            <text:p>94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415.23" table:style-name="ce1">
            <text:p>1415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340" table:style-name="ce1">
            <text:p>234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340" table:style-name="ce1">
            <text:p>23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200" table:style-name="ce1">
            <text:p>120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9.92" table:style-name="ce1">
            <text:p>49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340" table:style-name="ce1">
            <text:p>234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520" table:style-name="ce1">
            <text:p>5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34.78" table:style-name="ce1">
            <text:p>134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8.32" table:style-name="ce1">
            <text:p>8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5.6" table:style-name="ce1">
            <text:p>45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8.32" table:style-name="ce1">
            <text:p>8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5.6" table:style-name="ce1">
            <text:p>45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800" table:style-name="ce1">
            <text:p>80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197" table:style-name="ce1">
            <text:p>19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96" table:style-name="ce1">
            <text:p>0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990" table:style-name="ce1">
            <text:p>990</text:p>
          </table:table-cell>
          <table:table-cell office:value-type="float" office:value="840" table:style-name="ce1">
            <text:p>84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590" table:style-name="ce1">
            <text:p>59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717.91" table:style-name="ce1">
            <text:p>717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90" table:style-name="ce1">
            <text:p>99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295" table:style-name="ce1">
            <text:p>29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48.68" table:style-name="ce1">
            <text:p>148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940" table:style-name="ce1">
            <text:p>9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590" table:style-name="ce1">
            <text:p>59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78.22" table:style-name="ce1">
            <text:p>978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640" table:style-name="ce1">
            <text:p>1640</text:p>
          </table:table-cell>
          <table:table-cell office:value-type="float" office:value="980" table:style-name="ce1">
            <text:p>98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652.29999999999995" table:style-name="ce1">
            <text:p>652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640" table:style-name="ce1">
            <text:p>16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290.92" table:style-name="ce1">
            <text:p>1290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6.59" table:style-name="ce1">
            <text:p>6.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510" table:style-name="ce1">
            <text:p>510</text:p>
          </table:table-cell>
          <table:table-cell office:value-type="float" office:value="290" table:style-name="ce1">
            <text:p>29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8.6" table:style-name="ce1">
            <text:p>38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510" table:style-name="ce1">
            <text:p>51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28.22" table:style-name="ce1">
            <text:p>28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540" table:style-name="ce1">
            <text:p>154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58.75" table:style-name="ce1">
            <text:p>58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28.08" table:style-name="ce1">
            <text:p>28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08" table:style-name="ce1">
            <text:p>1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770" table:style-name="ce1">
            <text:p>77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3.18" table:style-name="ce1">
            <text:p>13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770" table:style-name="ce1">
            <text:p>77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8600000000000003" table:style-name="ce1">
            <text:p>4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274" table:style-name="ce1">
            <text:p>2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64.32" table:style-name="ce1">
            <text:p>264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307.01" table:style-name="ce1">
            <text:p>307.0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334.56" table:style-name="ce1">
            <text:p>334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65" table:style-name="ce1">
            <text:p>1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620" table:style-name="ce1">
            <text:p>620</text:p>
          </table:table-cell>
          <table:table-cell office:value-type="float" office:value="290" table:style-name="ce1">
            <text:p>29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69" table:style-name="ce1">
            <text:p>6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1.28" table:style-name="ce1">
            <text:p>5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620" table:style-name="ce1">
            <text:p>62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4.54" table:style-name="ce1">
            <text:p>24.54</text:p>
          </table:table-cell>
          <table:table-cell table:number-columns-repeated="16375"/>
        </table:table-row>
        <table:table-row table:number-rows-repeated="1048543" table:style-name="ro1">
          <table:table-cell table:number-columns-repeated="16384"/>
        </table:table-row>
      </table:table>
      <table:table table:name="nc3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1040" table:style-name="ce1">
            <text:p>104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842.4" table:style-name="ce1">
            <text:p>842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340" table:style-name="ce1">
            <text:p>2340</text:p>
          </table:table-cell>
          <table:table-cell office:value-type="float" office:value="940" table:style-name="ce1">
            <text:p>94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415.23" table:style-name="ce1">
            <text:p>1415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340" table:style-name="ce1">
            <text:p>234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340" table:style-name="ce1">
            <text:p>23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200" table:style-name="ce1">
            <text:p>120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9.92" table:style-name="ce1">
            <text:p>49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340" table:style-name="ce1">
            <text:p>234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520" table:style-name="ce1">
            <text:p>5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34.78" table:style-name="ce1">
            <text:p>134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8.32" table:style-name="ce1">
            <text:p>8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5.6" table:style-name="ce1">
            <text:p>45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8.32" table:style-name="ce1">
            <text:p>8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5.6" table:style-name="ce1">
            <text:p>45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800" table:style-name="ce1">
            <text:p>80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197" table:style-name="ce1">
            <text:p>19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96" table:style-name="ce1">
            <text:p>0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990" table:style-name="ce1">
            <text:p>990</text:p>
          </table:table-cell>
          <table:table-cell office:value-type="float" office:value="840" table:style-name="ce1">
            <text:p>84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394" table:style-name="ce1">
            <text:p>39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484.39" table:style-name="ce1">
            <text:p>484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90" table:style-name="ce1">
            <text:p>99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197" table:style-name="ce1">
            <text:p>197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31.92" table:style-name="ce1">
            <text:p>31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940" table:style-name="ce1">
            <text:p>9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394" table:style-name="ce1">
            <text:p>39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744.7" table:style-name="ce1">
            <text:p>744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640" table:style-name="ce1">
            <text:p>1640</text:p>
          </table:table-cell>
          <table:table-cell office:value-type="float" office:value="980" table:style-name="ce1">
            <text:p>98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652.29999999999995" table:style-name="ce1">
            <text:p>652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640" table:style-name="ce1">
            <text:p>16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290.92" table:style-name="ce1">
            <text:p>1290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6.59" table:style-name="ce1">
            <text:p>6.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510" table:style-name="ce1">
            <text:p>510</text:p>
          </table:table-cell>
          <table:table-cell office:value-type="float" office:value="290" table:style-name="ce1">
            <text:p>29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50" table:style-name="ce1">
            <text:p>5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1.48" table:style-name="ce1">
            <text:p>11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510" table:style-name="ce1">
            <text:p>51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8.42" table:style-name="ce1">
            <text:p>8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540" table:style-name="ce1">
            <text:p>154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0.11" table:style-name="ce1">
            <text:p>20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08" table:style-name="ce1">
            <text:p>1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08" table:style-name="ce1">
            <text:p>1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770" table:style-name="ce1">
            <text:p>77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0.06" table:style-name="ce1">
            <text:p>10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770" table:style-name="ce1">
            <text:p>77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74" table:style-name="ce1">
            <text:p>1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274" table:style-name="ce1">
            <text:p>2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64.32" table:style-name="ce1">
            <text:p>264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307.01" table:style-name="ce1">
            <text:p>307.0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334.56" table:style-name="ce1">
            <text:p>334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65" table:style-name="ce1">
            <text:p>1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620" table:style-name="ce1">
            <text:p>620</text:p>
          </table:table-cell>
          <table:table-cell office:value-type="float" office:value="290" table:style-name="ce1">
            <text:p>290</text:p>
          </table:table-cell>
          <table:table-cell office:value-type="float" office:value="820" table:style-name="ce1">
            <text:p>820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5.08" table:style-name="ce1">
            <text:p>5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620" table:style-name="ce1">
            <text:p>62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86" table:style-name="ce1">
            <text:p>1.86</text:p>
          </table:table-cell>
          <table:table-cell table:number-columns-repeated="16375"/>
        </table:table-row>
        <table:table-row table:number-rows-repeated="1048543" table:style-name="ro1">
          <table:table-cell table:number-columns-repeated="16384"/>
        </table:table-row>
      </table:table>
      <table:table table:name="nc4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2" table:style-name="ce1">
            <text:p>2</text:p>
          </table:table-cell>
          <table:table-cell office:value-type="float" office:value="1040" table:style-name="ce1">
            <text:p>104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842.4" table:style-name="ce1">
            <text:p>842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340" table:style-name="ce1">
            <text:p>2340</text:p>
          </table:table-cell>
          <table:table-cell office:value-type="float" office:value="940" table:style-name="ce1">
            <text:p>94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415.23" table:style-name="ce1">
            <text:p>1415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340" table:style-name="ce1">
            <text:p>2340</text:p>
          </table:table-cell>
          <table:table-cell office:value-type="float" office:value="750" table:style-name="ce1">
            <text:p>75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2080" table:style-name="ce1">
            <text:p>20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340" table:style-name="ce1">
            <text:p>23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200" table:style-name="ce1">
            <text:p>120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9.92" table:style-name="ce1">
            <text:p>49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2340" table:style-name="ce1">
            <text:p>2340</text:p>
          </table:table-cell>
          <table:table-cell office:value-type="float" office:value="280" table:style-name="ce1">
            <text:p>28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520" table:style-name="ce1">
            <text:p>5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34.78" table:style-name="ce1">
            <text:p>134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8.32" table:style-name="ce1">
            <text:p>8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5.6" table:style-name="ce1">
            <text:p>45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28" table:style-name="ce1">
            <text:p>1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2190" table:style-name="ce1">
            <text:p>2190</text:p>
          </table:table-cell>
          <table:table-cell office:value-type="float" office:value="200" table:style-name="ce1">
            <text:p>2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347" table:style-name="ce1">
            <text:p>34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8.32" table:style-name="ce1">
            <text:p>88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190" table:style-name="ce1">
            <text:p>2190</text:p>
          </table:table-cell>
          <table:table-cell office:value-type="float" office:value="100" table:style-name="ce1">
            <text:p>100</text:p>
          </table:table-cell>
          <table:table-cell office:value-type="float" office:value="2080" table:style-name="ce1">
            <text:p>2080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5.6" table:style-name="ce1">
            <text:p>45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800" table:style-name="ce1">
            <text:p>80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float" office:value="197" table:style-name="ce1">
            <text:p>19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96" table:style-name="ce1">
            <text:p>0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990" table:style-name="ce1">
            <text:p>990</text:p>
          </table:table-cell>
          <table:table-cell office:value-type="float" office:value="840" table:style-name="ce1">
            <text:p>84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394" table:style-name="ce1">
            <text:p>39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484.39" table:style-name="ce1">
            <text:p>484.3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90" table:style-name="ce1">
            <text:p>990</text:p>
          </table:table-cell>
          <table:table-cell office:value-type="float" office:value="600" table:style-name="ce1">
            <text:p>60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197" table:style-name="ce1">
            <text:p>197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31.92" table:style-name="ce1">
            <text:p>31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940" table:style-name="ce1">
            <text:p>9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394" table:style-name="ce1">
            <text:p>39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744.7" table:style-name="ce1">
            <text:p>744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640" table:style-name="ce1">
            <text:p>1640</text:p>
          </table:table-cell>
          <table:table-cell office:value-type="float" office:value="980" table:style-name="ce1">
            <text:p>98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652.29999999999995" table:style-name="ce1">
            <text:p>652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640" table:style-name="ce1">
            <text:p>1640</text:p>
          </table:table-cell>
          <table:table-cell office:value-type="float" office:value="650" table:style-name="ce1">
            <text:p>65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1180" table:style-name="ce1">
            <text:p>118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290.92" table:style-name="ce1">
            <text:p>1290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250" table:style-name="ce1">
            <text:p>25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6.59" table:style-name="ce1">
            <text:p>6.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510" table:style-name="ce1">
            <text:p>510</text:p>
          </table:table-cell>
          <table:table-cell office:value-type="float" office:value="290" table:style-name="ce1">
            <text:p>29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50" table:style-name="ce1">
            <text:p>5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1.48" table:style-name="ce1">
            <text:p>11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510" table:style-name="ce1">
            <text:p>510</text:p>
          </table:table-cell>
          <table:table-cell office:value-type="float" office:value="190" table:style-name="ce1">
            <text:p>190</text:p>
          </table:table-cell>
          <table:table-cell office:value-type="float" office:value="1180" table:style-name="ce1">
            <text:p>1180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8.42" table:style-name="ce1">
            <text:p>8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540" table:style-name="ce1">
            <text:p>154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0.11" table:style-name="ce1">
            <text:p>20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08" table:style-name="ce1">
            <text:p>1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.08" table:style-name="ce1">
            <text:p>1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770" table:style-name="ce1">
            <text:p>770</text:p>
          </table:table-cell>
          <table:table-cell office:value-type="float" office:value="140" table:style-name="ce1">
            <text:p>14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0.06" table:style-name="ce1">
            <text:p>10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770" table:style-name="ce1">
            <text:p>770</text:p>
          </table:table-cell>
          <table:table-cell office:value-type="float" office:value="150" table:style-name="ce1">
            <text:p>15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74" table:style-name="ce1">
            <text:p>1.7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274" table:style-name="ce1">
            <text:p>27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64.32" table:style-name="ce1">
            <text:p>264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307.01" table:style-name="ce1">
            <text:p>307.0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840" table:style-name="ce1">
            <text:p>840</text:p>
          </table:table-cell>
          <table:table-cell office:value-type="float" office:value="800" table:style-name="ce1">
            <text:p>80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410" table:style-name="ce1">
            <text:p>41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334.56" table:style-name="ce1">
            <text:p>334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250" table:style-name="ce1">
            <text:p>25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65" table:style-name="ce1">
            <text:p>1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620" table:style-name="ce1">
            <text:p>620</text:p>
          </table:table-cell>
          <table:table-cell office:value-type="float" office:value="290" table:style-name="ce1">
            <text:p>290</text:p>
          </table:table-cell>
          <table:table-cell office:value-type="float" office:value="820" table:style-name="ce1">
            <text:p>820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5.08" table:style-name="ce1">
            <text:p>5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620" table:style-name="ce1">
            <text:p>620</text:p>
          </table:table-cell>
          <table:table-cell office:value-type="float" office:value="150" table:style-name="ce1">
            <text:p>150</text:p>
          </table:table-cell>
          <table:table-cell office:value-type="float" office:value="820" table:style-name="ce1">
            <text:p>820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86" table:style-name="ce1">
            <text:p>1.86</text:p>
          </table:table-cell>
          <table:table-cell table:number-columns-repeated="16375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/>
    <dc:creator>Paula</dc:creator>
    <meta:creation-date>2023-06-09T12:03:28Z</meta:creation-date>
    <dc:date>2023-06-13T14:07:57Z</dc:date>
  </office:meta>
</office:document-meta>
</file>